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the no-BS, detailed “what’s left” for <text:span text:style-name="Strong_20_Emphasis">AuditBase</text:span> to be solid, shippable, and credible. I’ve split it into <text:span text:style-name="Strong_20_Emphasis">P0/P1/P2</text:span> (must/should/nice). Where useful, I give exact code/file changes.</text:p>
      <text:p text:style-name="Horizontal_20_Line"/>
      <text:h text:style-name="Heading_20_1" text:outline-level="1">P0 — Must-do to call this production-ready</text:h>
      <text:h text:style-name="Heading_20_2" text:outline-level="2">1) Lock the JSON contract (machine output)</text:h>
      <text:list text:style-name="L1">
        <text:list-item>
          <text:p text:style-name="P2"><text:span text:style-name="Strong_20_Emphasis">Add run metadata</text:span> to every NDJSON record:</text:p>
          <text:list>
            <text:list-item>
              <text:p text:style-name="P2"><text:span text:style-name="Source_20_Text">timestamp</text:span> (UTC ISO-8601), <text:span text:style-name="Source_20_Text">run_id</text:span> (UUID v4), <text:span text:style-name="Source_20_Text">git_commit</text:span> (if repo), <text:span text:style-name="Source_20_Text">engine_version</text:span>, <text:span text:style-name="Source_20_Text">domain_file</text:span> absolute/relative path.</text:p>
            </text:list-item>
          </text:list>
        </text:list-item>
        <text:list-item>
          <text:p text:style-name="P2"><text:span text:style-name="Strong_20_Emphasis">Define a JSON Schema</text:span> so downstream can validate.</text:p>
        </text:list-item>
        <text:list-item>
          <text:p text:style-name="P2"><text:span text:style-name="Strong_20_Emphasis">Stabilize field names</text:span>: <text:span text:style-name="Source_20_Text">id</text:span>, <text:span text:style-name="Source_20_Text">domain</text:span>, <text:span text:style-name="Source_20_Text">monotonicity</text:span>, <text:span text:style-name="Source_20_Text">failures</text:span> (array of <text:span text:style-name="Source_20_Text">{kind,x}</text:span>), <text:span text:style-name="Source_20_Text">sample_count</text:span>, <text:span text:style-name="Source_20_Text">global_bounds</text:span> (echoed), <text:span text:style-name="Source_20_Text">version</text:span>.</text:p>
        </text:list-item>
      </text:list>
      <text:p text:style-name="Text_20_body"><text:span text:style-name="Strong_20_Emphasis">How (code):</text:span> in <text:span text:style-name="Source_20_Text">bin/audit/audit_main.ml</text:span>, extend the JSON branch:</text:p>
      <text:p text:style-name="Preformatted_20_Text"><text:span text:style-name="Source_20_Text">let now_iso () =</text:span></text:p>
      <text:p text:style-name="Preformatted_20_Text"><text:span text:style-name="Source_20_Text"><text:s text:c="2"/>let open Unix in</text:span></text:p>
      <text:p text:style-name="Preformatted_20_Text"><text:span text:style-name="Source_20_Text"><text:s text:c="2"/>let tm = gmtime (time ()) in</text:span></text:p>
      <text:p text:style-name="Preformatted_20_Text"><text:span text:style-name="Source_20_Text"><text:s text:c="2"/>Printf.sprintf "%04d-%02d-%02dT%02d:%02d:%02dZ"</text:span></text:p>
      <text:p text:style-name="Preformatted_20_Text"><text:span text:style-name="Source_20_Text"><text:s text:c="4"/>(tm.tm_year+1900) (tm.tm_mon+1) tm.tm_mday tm.tm_hour tm.tm_min tm.tm_sec</text:span></text:p>
      <text:p text:style-name="Preformatted_20_Text"/>
      <text:p text:style-name="Preformatted_20_Text"><text:span text:style-name="Source_20_Text">(* Optional: read SHORT git commit *)</text:span></text:p>
      <text:p text:style-name="Preformatted_20_Text"><text:span text:style-name="Source_20_Text">let git_commit () =</text:span></text:p>
      <text:p text:style-name="Preformatted_20_Text"><text:span text:style-name="Source_20_Text"><text:s text:c="2"/>let ic = Unix.open_process_in "git rev-parse --short=12 HEAD 2&gt;/dev/null" in</text:span></text:p>
      <text:p text:style-name="Preformatted_20_Text"><text:span text:style-name="Source_20_Text"><text:s text:c="2"/>match input_line ic with s -&gt; ignore (Unix.close_process_in ic); s</text:span></text:p>
      <text:p text:style-name="Preformatted_20_Text"><text:span text:style-name="Source_20_Text"><text:s text:c="2"/>| exception _ -&gt; "unknown"</text:span></text:p>
      <text:p text:style-name="Preformatted_20_Text"/>
      <text:p text:style-name="Preformatted_20_Text"><text:span text:style-name="Source_20_Text">(* …inside JSON print… *)</text:span></text:p>
      <text:p text:style-name="Preformatted_20_Text"><text:span text:style-name="Source_20_Text">Printf.printf</text:span></text:p>
      <text:p text:style-name="Preformatted_20_Text"><text:span text:style-name="Source_20_Text"><text:s/>{|{"run_id":"%s","timestamp":"%s","git_commit":"%s",</text:span></text:p>
      <text:p text:style-name="Preformatted_20_Text"><text:span text:style-name="Source_20_Text"><text:s text:c="4"/>"id":"%s","domain":"%s","domain_file":"%s",</text:span></text:p>
      <text:p text:style-name="Preformatted_20_Text"><text:span text:style-name="Source_20_Text"><text:s text:c="4"/>"engine_version":"%s","sample_count":%d,</text:span></text:p>
      <text:p text:style-name="Preformatted_20_Text"><text:span text:style-name="Source_20_Text"><text:s text:c="4"/>"monotonicity":%b,"failures":[%s]}|}</text:span></text:p>
      <text:p text:style-name="Preformatted_20_Text"><text:span text:style-name="Source_20_Text"><text:s text:c="2"/>run_id (now_iso ()) (git_commit ())</text:span></text:p>
      <text:p text:style-name="Preformatted_20_Text"><text:span text:style-name="Source_20_Text"><text:s text:c="2"/>name dn file_path</text:span></text:p>
      <text:p text:style-name="Preformatted_20_Text"><text:span text:style-name="Source_20_Text"><text:s text:c="2"/>"1.0.0" (List.length points)</text:span></text:p>
      <text:p text:style-name="P1"><text:span text:style-name="Source_20_Text"><text:s text:c="2"/>mono_ok failures_json;</text:span></text:p>
      <text:p text:style-name="Text_20_body">Ship a <text:span text:style-name="Strong_20_Emphasis">schema</text:span> at <text:span text:style-name="Source_20_Text">schemas/audit-result.schema.json</text:span>.</text:p>
      <text:h text:style-name="Heading_20_2" text:outline-level="2">2) Deterministic sampling &amp; numeric policy</text:h>
      <text:list text:style-name="L2">
        <text:list-item>
          <text:p text:style-name="P3"><text:span text:style-name="Strong_20_Emphasis">Seed determinism</text:span>: ensure sampling uses a fixed seed or purely deterministic lattice; record <text:span text:style-name="Source_20_Text">sample_policy</text:span> and <text:span text:style-name="Source_20_Text">step</text:span>.</text:p>
        </text:list-item>
        <text:list-item>
          <text:p text:style-name="P3"><text:span text:style-name="Strong_20_Emphasis">Floating-point rules</text:span> documented and enforced:</text:p>
          <text:list>
            <text:list-item>
              <text:p text:style-name="P3">Inclusive/exclusive interval endpoints.</text:p>
            </text:list-item>
            <text:list-item>
              <text:p text:style-name="P3">Epsilon used to probe boundary edges (e.g., <text:span text:style-name="Source_20_Text">±1e-9 * max(1,|x|)</text:span>).</text:p>
            </text:list-item>
            <text:list-item>
              <text:p text:style-name="P3"><text:soft-page-break/>Handling of <text:span text:style-name="Source_20_Text">NaN</text:span>, <text:span text:style-name="Source_20_Text">±∞</text:span>, subnormals → explicitly <text:span text:style-name="Strong_20_Emphasis">reject</text:span> with reason.</text:p>
            </text:list-item>
          </text:list>
        </text:list-item>
      </text:list>
      <text:p text:style-name="Text_20_body"><text:span text:style-name="Strong_20_Emphasis">Action:</text:span> move constants to <text:span text:style-name="Source_20_Text">lib/audit/config.ml</text:span>:</text:p>
      <text:p text:style-name="Preformatted_20_Text"><text:span text:style-name="Source_20_Text">let edge_eps x = max 1e-12 (1e-9 *. max 1.0 (abs_float x))</text:span></text:p>
      <text:p text:style-name="P1"><text:span text:style-name="Source_20_Text">let probe_steps = 2048 <text:s/>(* deterministic grid points per global range *)</text:span></text:p>
      <text:p text:style-name="Text_20_body">Record them in JSON.</text:p>
      <text:h text:style-name="Heading_20_2" text:outline-level="2">3) Better diagnostics when failing</text:h>
      <text:list text:style-name="L3">
        <text:list-item>
          <text:p text:style-name="P4"><text:span text:style-name="Strong_20_Emphasis">Show exactly which intervals conflict</text:span> and <text:span text:style-name="Strong_20_Emphasis">why</text:span>:</text:p>
          <text:list>
            <text:list-item>
              <text:p text:style-name="P4">For overlaps, include both categories and interval text (e.g., <text:span text:style-name="Source_20_Text">[a,b)</text:span> vs <text:span text:style-name="Source_20_Text">[b,c]</text:span>).</text:p>
            </text:list-item>
            <text:list-item>
              <text:p text:style-name="P4">For gaps, include the uncovered span, not just a point.</text:p>
            </text:list-item>
          </text:list>
        </text:list-item>
        <text:list-item>
          <text:p text:style-name="P4"><text:span text:style-name="Strong_20_Emphasis">Add </text:span><text:span text:style-name="Strong_20_Emphasis"><text:span text:style-name="Source_20_Text">--explain</text:span></text:span> to print a compact table of offending edges and a suggested fix (see P1 auto-fix).</text:p>
        </text:list-item>
      </text:list>
      <text:p text:style-name="Text_20_body"><text:span text:style-name="Strong_20_Emphasis">Action:</text:span> return <text:span text:style-name="Source_20_Text">{kind; x; left_cat; right_cat; left_interval; right_interval}</text:span> in failures when <text:span text:style-name="Source_20_Text">--verbose</text:span> or <text:span text:style-name="Source_20_Text">--explain</text:span>.</text:p>
      <text:h text:style-name="Heading_20_2" text:outline-level="2">4) YAML schema &amp; validation before audit</text:h>
      <text:list text:style-name="L4">
        <text:list-item>
          <text:p text:style-name="P5"><text:span text:style-name="Strong_20_Emphasis">Schema</text:span>: enforce presence of <text:span text:style-name="Source_20_Text">global_bounds</text:span>, non-empty <text:span text:style-name="Source_20_Text">boundaries</text:span>, each with <text:span text:style-name="Source_20_Text">range</text:span>, <text:span text:style-name="Source_20_Text">category</text:span>, and sorted numeric types.</text:p>
        </text:list-item>
        <text:list-item>
          <text:p text:style-name="P5"><text:span text:style-name="Strong_20_Emphasis">Pre-audit validation</text:span>: fail fast with a precise message including file:line:col if possible.</text:p>
        </text:list-item>
      </text:list>
      <text:p text:style-name="Text_20_body"><text:span text:style-name="Strong_20_Emphasis">Action:</text:span> create <text:span text:style-name="Source_20_Text">schemas/domain.yaml.json</text:span> and add a minimal OCaml validator in <text:span text:style-name="Source_20_Text">Domain_manager</text:span> (it already parses; add checks &amp; locations). For line/col, capture offsets from the YAML reader if available, else echo offending <text:span text:style-name="Source_20_Text">range</text:span>.</text:p>
      <text:h text:style-name="Heading_20_2" text:outline-level="2">5) Duplicate-name detection</text:h>
      <text:list text:style-name="L5">
        <text:list-item>
          <text:p text:style-name="P6">Multiple YAMLs currently share the same <text:span text:style-name="Source_20_Text">name:</text:span> (display). Keep, but <text:span text:style-name="Strong_20_Emphasis">warn</text:span>:</text:p>
          <text:list>
            <text:list-item>
              <text:p text:style-name="P6">Print <text:span text:style-name="Source_20_Text">== Audit: &lt;name&gt; (id: &lt;filename_stem&gt;) ==</text:span>.</text:p>
            </text:list-item>
            <text:list-item>
              <text:p text:style-name="P6">In JSON, include both <text:span text:style-name="Source_20_Text">id</text:span> and <text:span text:style-name="Source_20_Text">domain_file</text:span>.</text:p>
            </text:list-item>
          </text:list>
        </text:list-item>
      </text:list>
      <text:p text:style-name="Text_20_body"><text:span text:style-name="Strong_20_Emphasis">Action:</text:span> already partly done; add <text:span text:style-name="Strong_20_Emphasis">warning</text:span> when two files share the same <text:span text:style-name="Source_20_Text">name:</text:span>.</text:p>
      <text:h text:style-name="Heading_20_2" text:outline-level="2">6) Exit codes for CI</text:h>
      <text:list text:style-name="L6">
        <text:list-item>
          <text:p text:style-name="P7"><text:span text:style-name="Strong_20_Emphasis">Non-zero exit</text:span> if:</text:p>
          <text:list>
            <text:list-item>
              <text:p text:style-name="P7">any domain fails monotonicity OR</text:p>
            </text:list-item>
            <text:list-item>
              <text:p text:style-name="P7">any gaps/overlaps exist OR</text:p>
            </text:list-item>
            <text:list-item>
              <text:p text:style-name="P7">YAML validation fails.</text:p>
            </text:list-item>
          </text:list>
        </text:list-item>
        <text:list-item>
          <text:p text:style-name="P7">Add a <text:span text:style-name="Source_20_Text">--ci</text:span> flag that suppresses human output, emits only NDJSON, and exits with status.</text:p>
        </text:list-item>
      </text:list>
      <text:p text:style-name="Text_20_body"><text:soft-page-break/><text:span text:style-name="Strong_20_Emphasis">Action:</text:span> wire <text:span text:style-name="Source_20_Text">--ci</text:span> to set <text:span text:style-name="Source_20_Text">quiet=true</text:span>, <text:span text:style-name="Source_20_Text">format=json</text:span>.</text:p>
      <text:h text:style-name="Heading_20_2" text:outline-level="2">7) GitHub Actions CI</text:h>
      <text:list text:style-name="L7">
        <text:list-item>
          <text:p text:style-name="P8">Matrix on OCaml versions (e.g., 4.14, 5.1), Ubuntu latest.</text:p>
        </text:list-item>
        <text:list-item>
          <text:p text:style-name="P8">Cache dune build.</text:p>
        </text:list-item>
        <text:list-item>
          <text:p text:style-name="P8">Run:</text:p>
          <text:list>
            <text:list-item>
              <text:p text:style-name="P8"><text:span text:style-name="Source_20_Text">dune build bin/audit/audit_main.exe</text:span></text:p>
            </text:list-item>
            <text:list-item>
              <text:p text:style-name="P8"><text:span text:style-name="Source_20_Text">dune exec -- bin/audit/audit_main.exe --all --json &gt; audit_report.json</text:span></text:p>
            </text:list-item>
            <text:list-item>
              <text:p text:style-name="P8">Validate NDJSON against schema (use <text:span text:style-name="Source_20_Text">ajv</text:span> or <text:span text:style-name="Source_20_Text">python -m jsonschema</text:span>).</text:p>
            </text:list-item>
            <text:list-item>
              <text:p text:style-name="P8">Fail if any failures.</text:p>
            </text:list-item>
          </text:list>
        </text:list-item>
      </text:list>
      <text:p text:style-name="Text_20_body">Ship <text:span text:style-name="Source_20_Text">.github/workflows/ci.yml</text:span>.</text:p>
      <text:h text:style-name="Heading_20_2" text:outline-level="2">8) Repo hygiene</text:h>
      <text:list text:style-name="L8">
        <text:list-item>
          <text:p text:style-name="P9"><text:span text:style-name="Strong_20_Emphasis">.gitignore</text:span> (already suggested).</text:p>
        </text:list-item>
        <text:list-item>
          <text:p text:style-name="P9"><text:span text:style-name="Strong_20_Emphasis">LICENSE</text:span> (Apache-2.0 already fine).</text:p>
        </text:list-item>
        <text:list-item>
          <text:p text:style-name="P9"><text:span text:style-name="Strong_20_Emphasis">README</text:span> with plain-English pitch, single copy-paste command block for quick run.</text:p>
        </text:list-item>
        <text:list-item>
          <text:p text:style-name="P9"><text:span text:style-name="Strong_20_Emphasis">Versioning</text:span>: add <text:span text:style-name="Source_20_Text">VERSION</text:span> file and embed into JSON.</text:p>
        </text:list-item>
      </text:list>
      <text:p text:style-name="Horizontal_20_Line"/>
      <text:h text:style-name="Heading_20_1" text:outline-level="1">P1 — Should-do to make it compelling</text:h>
      <text:h text:style-name="Heading_20_2" text:outline-level="2">9) HTML report generator (no deps)</text:h>
      <text:list text:style-name="L9">
        <text:list-item>
          <text:p text:style-name="P10">Emit <text:span text:style-name="Source_20_Text">audit_report.html</text:span> from NDJSON:</text:p>
          <text:list>
            <text:list-item>
              <text:p text:style-name="P10">Table with badges (PASS/FAIL), counts, and per-domain drill-downs.</text:p>
            </text:list-item>
            <text:list-item>
              <text:p text:style-name="P10">Embed minimal CSS, no JS or optionally tiny vanilla JS to toggle details.</text:p>
            </text:list-item>
          </text:list>
        </text:list-item>
        <text:list-item>
          <text:p text:style-name="P10">Include run metadata at top (timestamp, commit, sample policy).</text:p>
        </text:list-item>
      </text:list>
      <text:p text:style-name="Text_20_body"><text:span text:style-name="Strong_20_Emphasis">Action:</text:span> add <text:span text:style-name="Source_20_Text">bin/tools/audit_html.ml</text:span> or a tiny Python script (std-lib only) to transform NDJSON → HTML.</text:p>
      <text:h text:style-name="Heading_20_2" text:outline-level="2">10) CLI DX polish</text:h>
      <text:list text:style-name="L10">
        <text:list-item>
          <text:p text:style-name="P11">Flags:</text:p>
          <text:list>
            <text:list-item>
              <text:p text:style-name="P11"><text:span text:style-name="Source_20_Text">--include &lt;glob&gt; ...</text:span> / <text:span text:style-name="Source_20_Text">--exclude &lt;glob&gt; ...</text:span></text:p>
            </text:list-item>
            <text:list-item>
              <text:p text:style-name="P11"><text:span text:style-name="Source_20_Text">--json</text:span> / <text:span text:style-name="Source_20_Text">--human</text:span> / <text:span text:style-name="Source_20_Text">--both</text:span></text:p>
            </text:list-item>
            <text:list-item>
              <text:p text:style-name="P11"><text:soft-page-break/><text:span text:style-name="Source_20_Text">--out &lt;path&gt;</text:span> for report files</text:p>
            </text:list-item>
            <text:list-item>
              <text:p text:style-name="P11"><text:span text:style-name="Source_20_Text">--explain</text:span> (include categories/intervals in failures)</text:p>
            </text:list-item>
            <text:list-item>
              <text:p text:style-name="P11"><text:span text:style-name="Source_20_Text">--sample-steps &lt;n&gt;</text:span> and <text:span text:style-name="Source_20_Text">--edge-eps &lt;float&gt;</text:span></text:p>
            </text:list-item>
          </text:list>
        </text:list-item>
        <text:list-item>
          <text:p text:style-name="P11"><text:span text:style-name="Source_20_Text">--list</text:span> to list domain IDs + names.</text:p>
        </text:list-item>
      </text:list>
      <text:h text:style-name="Heading_20_2" text:outline-level="2">11) Auto-fix suggestions (safe mode)</text:h>
      <text:list text:style-name="L11">
        <text:list-item>
          <text:p text:style-name="P12">For simple <text:span text:style-name="Strong_20_Emphasis">one-point gaps</text:span> between adjacent intervals that “should touch”, suggest turning <text:span text:style-name="Source_20_Text">(a,b)</text:span> into <text:span text:style-name="Source_20_Text">[a,b)</text:span> or nudging an end by epsilon.</text:p>
        </text:list-item>
        <text:list-item>
          <text:p text:style-name="P12">For <text:span text:style-name="Strong_20_Emphasis">overlaps</text:span> with identical category, suggest merge. With different categories, suggest making the join half-open consistently.</text:p>
        </text:list-item>
      </text:list>
      <text:p text:style-name="Text_20_body"><text:span text:style-name="Strong_20_Emphasis">Action:</text:span> print a <text:span text:style-name="Source_20_Text">suggestions</text:span> array in JSON when <text:span text:style-name="Source_20_Text">--explain</text:span> is on.</text:p>
      <text:h text:style-name="Heading_20_2" text:outline-level="2">12) More audits (beyond gaps/overlaps &amp; monotonicity)</text:h>
      <text:list text:style-name="L12">
        <text:list-item>
          <text:p text:style-name="P13"><text:span text:style-name="Strong_20_Emphasis">No dead categories</text:span> (interval exists but never produced by classifier because of order bugs).</text:p>
        </text:list-item>
        <text:list-item>
          <text:p text:style-name="P13"><text:span text:style-name="Strong_20_Emphasis">No shadowing</text:span> (later rules unreachable if evaluated sequentially).</text:p>
        </text:list-item>
        <text:list-item>
          <text:p text:style-name="P13"><text:span text:style-name="Strong_20_Emphasis">Unit consistency</text:span> (if <text:span text:style-name="Source_20_Text">unit</text:span> present, require non-empty; allow only whitelisted SI or domain-specific labels).</text:p>
        </text:list-item>
        <text:list-item>
          <text:p text:style-name="P13"><text:span text:style-name="Strong_20_Emphasis">Round-trip stability</text:span> (if the runtime prints category &amp; re-parses, it yields same category).</text:p>
        </text:list-item>
        <text:list-item>
          <text:p text:style-name="P13"><text:span text:style-name="Strong_20_Emphasis">Rounding robustness</text:span>: category must be invariant under rounding input to k decimals (configurable).</text:p>
        </text:list-item>
      </text:list>
      <text:h text:style-name="Heading_20_2" text:outline-level="2">13) Multi-axis support (future-proof)</text:h>
      <text:list text:style-name="L13">
        <text:list-item>
          <text:p text:style-name="P14">Many real-world rules are <text:span text:style-name="Strong_20_Emphasis">multivariate</text:span> (e.g., BP: systolic AND diastolic). Define a schema for 2-D rectangles and audit:</text:p>
          <text:list>
            <text:list-item>
              <text:p text:style-name="P14"><text:span text:style-name="Strong_20_Emphasis">Coverage</text:span> over a 2-D global rectangle.</text:p>
            </text:list-item>
            <text:list-item>
              <text:p text:style-name="P14"><text:span text:style-name="Strong_20_Emphasis">No overlaps</text:span> (polygon intersections empty).</text:p>
            </text:list-item>
            <text:list-item>
              <text:p text:style-name="P14"><text:span text:style-name="Strong_20_Emphasis">Partial order monotonicity</text:span> (category rank increases along axes).</text:p>
            </text:list-item>
          </text:list>
        </text:list-item>
      </text:list>
      <text:p text:style-name="Text_20_body">Lay the types now even if the current set is 1-D.</text:p>
      <text:h text:style-name="Heading_20_2" text:outline-level="2">14) Packaging</text:h>
      <text:list text:style-name="L14">
        <text:list-item>
          <text:p text:style-name="P15"><text:span text:style-name="Strong_20_Emphasis">opam</text:span> package for easy install (<text:span text:style-name="Source_20_Text">opam install auditbase</text:span>).</text:p>
        </text:list-item>
        <text:list-item>
          <text:p text:style-name="P15">Single static binary release via GitHub Releases.</text:p>
        </text:list-item>
        <text:list-item>
          <text:p text:style-name="P15">Docker image with only runtime (no build deps).</text:p>
        </text:list-item>
      </text:list>
      <text:h text:style-name="Heading_20_2" text:outline-level="2"><text:soft-page-break/>15) Observability</text:h>
      <text:list text:style-name="L15">
        <text:list-item>
          <text:p text:style-name="P16">Structured logs when <text:span text:style-name="Source_20_Text">--log json</text:span>.</text:p>
        </text:list-item>
        <text:list-item>
          <text:p text:style-name="P16"><text:span text:style-name="Source_20_Text">--stats</text:span> mode: total domains, total failures, wall-clock time, avg per domain.</text:p>
        </text:list-item>
        <text:list-item>
          <text:p text:style-name="P16">Progress bar for humans.</text:p>
        </text:list-item>
      </text:list>
      <text:p text:style-name="Horizontal_20_Line"/>
      <text:h text:style-name="Heading_20_1" text:outline-level="1">P2 — Nice-to-have / “deal closers”</text:h>
      <text:h text:style-name="Heading_20_2" text:outline-level="2">16) Supply chain &amp; trust</text:h>
      <text:list text:style-name="L16">
        <text:list-item>
          <text:p text:style-name="P17"><text:span text:style-name="Strong_20_Emphasis">SBOM</text:span> (CycloneDX) for each release.</text:p>
        </text:list-item>
        <text:list-item>
          <text:p text:style-name="P17"><text:span text:style-name="Strong_20_Emphasis">Detached signatures</text:span> for release artifacts (cosign or minisign).</text:p>
        </text:list-item>
        <text:list-item>
          <text:p text:style-name="P17">Reproducible builds notes (pin dune/ocaml/opam).</text:p>
        </text:list-item>
      </text:list>
      <text:h text:style-name="Heading_20_2" text:outline-level="2">17) Integrations</text:h>
      <text:list text:style-name="L17">
        <text:list-item>
          <text:p text:style-name="P18">GitHub App / PR check: run audits on PRs that touch <text:span text:style-name="Source_20_Text">boundary_logic/domain_definitions/*.yaml</text:span> and comment inline with failures and suggestions.</text:p>
        </text:list-item>
        <text:list-item>
          <text:p text:style-name="P18">Slack/MS Teams webhook notifier for failures.</text:p>
        </text:list-item>
      </text:list>
      <text:h text:style-name="Heading_20_2" text:outline-level="2">18) Property-based &amp; fuzz testing</text:h>
      <text:list text:style-name="L18">
        <text:list-item>
          <text:p text:style-name="P19">Use <text:span text:style-name="Strong_20_Emphasis">Crowbar</text:span> or <text:span text:style-name="Strong_20_Emphasis">QCheck</text:span> to randomly generate boundary sets and ensure invariants hold (or that the auditor catches violations).</text:p>
        </text:list-item>
        <text:list-item>
          <text:p text:style-name="P19">Golden tests for known tricky specs (edge touching, reversed intervals, tiny epsilons).</text:p>
        </text:list-item>
      </text:list>
      <text:h text:style-name="Heading_20_2" text:outline-level="2">19) Performance envelope</text:h>
      <text:list text:style-name="L19">
        <text:list-item>
          <text:p text:style-name="P20">Benchmarks on big domain sets (1000+ intervals).</text:p>
        </text:list-item>
        <text:list-item>
          <text:p text:style-name="P20">Profile hotspots (parsing, checks, printing) and pre-sort intervals to O(n log n), then linear scans.</text:p>
        </text:list-item>
      </text:list>
      <text:h text:style-name="Heading_20_2" text:outline-level="2">20) Docs for auditors/regulators (non-technical)</text:h>
      <text:list text:style-name="L20">
        <text:list-item>
          <text:p text:style-name="P21">2-page explainer with screenshots.</text:p>
        </text:list-item>
        <text:list-item>
          <text:p text:style-name="P21">One “assurance statement” template people can attach to internal reports.</text:p>
        </text:list-item>
      </text:list>
      <text:p text:style-name="Horizontal_20_Line"/>
      <text:h text:style-name="Heading_20_1" text:outline-level="1"><text:soft-page-break/>Immediate quick wins (do these now)</text:h>
      <text:list text:style-name="L21">
        <text:list-item>
          <text:p text:style-name="P22"><text:span text:style-name="Strong_20_Emphasis">Add metadata + timestamp to JSON</text:span> (P0-1).</text:p>
        </text:list-item>
        <text:list-item>
          <text:p text:style-name="P22"><text:span text:style-name="Strong_20_Emphasis">Add </text:span><text:span text:style-name="Strong_20_Emphasis"><text:span text:style-name="Source_20_Text">--ci</text:span></text:span> flag and exit codes (P0-6).</text:p>
        </text:list-item>
        <text:list-item>
          <text:p text:style-name="P22"><text:span text:style-name="Strong_20_Emphasis">Duplicate name warning</text:span> on load (P0-5).</text:p>
        </text:list-item>
        <text:list-item>
          <text:p text:style-name="P22"><text:span text:style-name="Strong_20_Emphasis">Makefile targets</text:span> for <text:span text:style-name="Source_20_Text">summary</text:span>, <text:span text:style-name="Source_20_Text">csv</text:span>, <text:span text:style-name="Source_20_Text">html</text:span> (P1-9).</text:p>
        </text:list-item>
        <text:list-item>
          <text:p text:style-name="P22"><text:span text:style-name="Strong_20_Emphasis">GitHub Actions workflow</text:span> (P0-7).</text:p>
        </text:list-item>
      </text:list>
      <text:p text:style-name="Horizontal_20_Line"/>
      <text:h text:style-name="Heading_20_1" text:outline-level="1">Example: JSON Schema (drop at <text:span text:style-name="Source_20_Text">schemas/audit-result.schema.json</text:span>)</text:h>
      <text:p text:style-name="Preformatted_20_Text"><text:span text:style-name="Source_20_Text">{</text:span></text:p>
      <text:p text:style-name="Preformatted_20_Text"><text:span text:style-name="Source_20_Text"><text:s text:c="2"/>"$schema": "https://json-schema.org/draft/2020-12/schema",</text:span></text:p>
      <text:p text:style-name="Preformatted_20_Text"><text:span text:style-name="Source_20_Text"><text:s text:c="2"/>"title": "AuditBase NDJSON record",</text:span></text:p>
      <text:p text:style-name="Preformatted_20_Text"><text:span text:style-name="Source_20_Text"><text:s text:c="2"/>"type": "object",</text:span></text:p>
      <text:p text:style-name="Preformatted_20_Text"><text:span text:style-name="Source_20_Text"><text:s text:c="2"/>"required": ["id","domain","monotonicity","failures","timestamp","run_id"],</text:span></text:p>
      <text:p text:style-name="Preformatted_20_Text"><text:span text:style-name="Source_20_Text"><text:s text:c="2"/>"properties": {</text:span></text:p>
      <text:p text:style-name="Preformatted_20_Text"><text:span text:style-name="Source_20_Text"><text:s text:c="4"/>"run_id": {"type":"string"},</text:span></text:p>
      <text:p text:style-name="Preformatted_20_Text"><text:span text:style-name="Source_20_Text"><text:s text:c="4"/>"timestamp": {"type":"string", "format":"date-time"},</text:span></text:p>
      <text:p text:style-name="Preformatted_20_Text"><text:span text:style-name="Source_20_Text"><text:s text:c="4"/>"git_commit": {"type":"string"},</text:span></text:p>
      <text:p text:style-name="Preformatted_20_Text"><text:span text:style-name="Source_20_Text"><text:s text:c="4"/>"engine_version": {"type":"string"},</text:span></text:p>
      <text:p text:style-name="Preformatted_20_Text"><text:span text:style-name="Source_20_Text"><text:s text:c="4"/>"id": {"type":"string", "minLength": 1},</text:span></text:p>
      <text:p text:style-name="Preformatted_20_Text"><text:span text:style-name="Source_20_Text"><text:s text:c="4"/>"domain": {"type":"string", "minLength": 1},</text:span></text:p>
      <text:p text:style-name="Preformatted_20_Text"><text:span text:style-name="Source_20_Text"><text:s text:c="4"/>"domain_file": {"type":"string"},</text:span></text:p>
      <text:p text:style-name="Preformatted_20_Text"><text:span text:style-name="Source_20_Text"><text:s text:c="4"/>"sample_count": {"type":"integer", "minimum": 0},</text:span></text:p>
      <text:p text:style-name="Preformatted_20_Text"><text:span text:style-name="Source_20_Text"><text:s text:c="4"/>"monotonicity": {"type":"boolean"},</text:span></text:p>
      <text:p text:style-name="Preformatted_20_Text"><text:span text:style-name="Source_20_Text"><text:s text:c="4"/>"failures": {</text:span></text:p>
      <text:p text:style-name="Preformatted_20_Text"><text:span text:style-name="Source_20_Text"><text:s text:c="6"/>"type":"array",</text:span></text:p>
      <text:p text:style-name="Preformatted_20_Text"><text:span text:style-name="Source_20_Text"><text:s text:c="6"/>"items": {</text:span></text:p>
      <text:p text:style-name="Preformatted_20_Text"><text:span text:style-name="Source_20_Text"><text:s text:c="8"/>"type":"object",</text:span></text:p>
      <text:p text:style-name="Preformatted_20_Text"><text:span text:style-name="Source_20_Text"><text:s text:c="8"/>"required":["kind","x"],</text:span></text:p>
      <text:p text:style-name="Preformatted_20_Text"><text:span text:style-name="Source_20_Text"><text:s text:c="8"/>"properties": {</text:span></text:p>
      <text:p text:style-name="Preformatted_20_Text"><text:span text:style-name="Source_20_Text"><text:s text:c="10"/>"kind":{"type":"string", "enum":["gap","overlap","shadow","dead","rounding"]},</text:span></text:p>
      <text:p text:style-name="Preformatted_20_Text"><text:span text:style-name="Source_20_Text"><text:s text:c="10"/>"x":{"type":"number"},</text:span></text:p>
      <text:p text:style-name="Preformatted_20_Text"><text:span text:style-name="Source_20_Text"><text:s text:c="10"/>"left_cat":{"type":"string"},</text:span></text:p>
      <text:p text:style-name="Preformatted_20_Text"><text:span text:style-name="Source_20_Text"><text:s text:c="10"/>"right_cat":{"type":"string"},</text:span></text:p>
      <text:p text:style-name="Preformatted_20_Text"><text:span text:style-name="Source_20_Text"><text:s text:c="10"/>"left_interval":{"type":"string"},</text:span></text:p>
      <text:p text:style-name="Preformatted_20_Text"><text:span text:style-name="Source_20_Text"><text:s text:c="10"/>"right_interval":{"type":"string"}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1" text:outline-level="1"><text:soft-page-break/>One-line description you can use anywhere</text:h>
      <text:p text:style-name="Quotations"><text:span text:style-name="Strong_20_Emphasis">AuditBase is a safety check for rules</text:span> — it double-checks important limits so nothing slips through the cracks.</text:p>
      <text:p text:style-name="Text_20_body">That’s the roadmap. If you want, I’ll implement <text:span text:style-name="Strong_20_Emphasis">P0-quick-wins</text:span> right away (metadata, <text:span text:style-name="Source_20_Text">--ci</text:span>, duplicate-name warning, Makefile, CI YAML) and paste the exact patches nex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6:17:02.218799747</meta:creation-date>
    <dc:date>2025-08-27T16:18:06.863299318</dc:date>
    <meta:editing-duration>PT1M5S</meta:editing-duration>
    <meta:editing-cycles>1</meta:editing-cycles>
    <meta:document-statistic meta:table-count="0" meta:image-count="0" meta:object-count="0" meta:page-count="7" meta:paragraph-count="173" meta:word-count="1253" meta:character-count="8877" meta:non-whitespace-character-count="7690"/>
    <meta:generator>LibreOffice/24.2.7.2$Linux_X86_64 LibreOffice_project/420$Build-2</meta:generator>
  </office:meta>
</office:document-meta>
</file>